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t;p&gt;Bonjour, je m’appelle Eung Tony, passionné de web depuis quelques années déjà, je suis actuellement en DUT Métier du Multimédia &amp; de l’Internet (anciennement appelé SRC pour Service Réseau &amp; Communication), un DUT qui croise parfaitement ma passion &amp; mes études.<text:s/>&lt;/p&gt;</text:p>
      <text:p text:style-name="Normal">&lt;p&gt;<text:s/>Ce qui m’intéresse réellement dans le web, c’est le développement d’un site web. Dès mon adolescence j’ai tenté, en vain, de créer mon propre site perso sans utiliser de plateforme, malheureusement je n’ai pas réussi à réaliser ce site.<text:s/>&lt;/p&gt;</text:p>
      <text:p text:style-name="Normal">&lt;p&gt;Quelques années plus tard, après avoir obtenu un Bac Economique et Social, le DUT MMI s’est présenté à moi comme une opportunité de réaliser ce site perso tant rêvé. Ce DUT m’a intéressé au premier abord pour son aspect « artistique », dans le graphisme et le design, mais le développement web est rapidement devenu l’intérêt principal de ce DUT. &lt;/p&gt;</text:p>
      <text:p text:style-name="Normal">&lt;p&gt;Je suis très curieux quant à la découverte de nouveaux langages web ou de nouveaux framework. Ce portfolio a pour but de vous montrer de quoi je suis capable dans le développement web, mais pas seulement ! Bonne visite !&lt;/p&gt;</text:p>
      <text:p text:style-name="Normal"/>
      <text:p text:style-name="Normal">Mes connaissances dans le développement web sont assez diversifiées. Mon premier « coup de cœur » fut bien évidemment le développement front-end, les langages comme HTML ou CSS sont pour moi devenus des langages que j’utilise au quotidien et que je sais maîtriser. Je possède aussi des connaissances un peu plus poussés en la matière, notamment le « responsive » avec les média queries, l’animation en CSS ou encore l’utilisation de framework front-end (bootstrap).</text:p>
      <text:p text:style-name="Normal"/>
      <text:p text:style-name="Normal">Contrairement au développement front end, le développement back end fut mon premier rejet, l’aspect « mathématique » des langages comme PHP fut au début pour moi, difficile à appréhender. Le déclic pour moi fut lors d’un projet en deuxième année de DUT où j’ai été chargé de développé le « back » d’un site, la curiosité &amp; l’intérêt pour PHP &amp; le SQL se sont rapidement développés. Aujourd’hui je ne rejette plus le développement back end d’un site, au contraire, je m’y intéresse beaucoup plus et je souhaite en apprendre plus.</text:p>
      <text:p text:style-name="Normal"/>
      <text:p text:style-name="Normal">Mon intérêt ne se porte pas seulement sur le développement, lors de ma formation, j’ai utilisé des outils comme illustrator ou photoshop de la suite d’adobe, qui m’ont permis d’aiguiser mon sens artistique. Dans la continuité du développement, photoshop me permet de réaliser des maquettes de site, mais ce n’est qu’une partie de mon utilisation. Je maîtrise aussi « illustrator », pour la création de logo, de pictogrammes ou d’icon « fait maison ». L’aspect graphique du web m’intéresse énormément et je<text:s/>suis aussi<text:s/>les tendances du webdesign.<text:s/></text:p>
      <text:p text:style-name="Normal"/>
      <text:p text:style-name="Normal">Plus un loisir qu’une voie professionnel, je m’intéresse aussi à l’audiovisuel, et plus particulièrement le « derrière » du cinéma. C’est-à-dire, le montage vidéo. J’ai commencé le montage vidéo en 2012 en voyant beaucoup d’AMV ou de montage vidéo réalisé par des fans, j’ai alors décidé de moi-même en faire. Le logiciel de montage vidéo que je maîtrise le plus est Sony Vegas Pro.</text:p>
      <text:p text:style-name="Normal">Je sais aussi exploiter le logiciel « After effect », en effet le « motion design » est un domaine qui me captive, le côté animation en 2D, très minimalisé, très « flat », toutes ces caractéristiques qui<text:s/><text:soft-page-break/>définissent le motion design ont su m’intrigué. J’ai alors décidé d’en apprendre plus sur le motion design, et donc sur after effect, et ainsi réalisé moi-même du motion desig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ny Eung</meta:initial-creator>
    <dc:creator>Tony Eung</dc:creator>
    <meta:creation-date>2015-11-21T16:17:00Z</meta:creation-date>
    <dc:date>2015-11-21T20:48:00Z</dc:date>
    <meta:template xlink:href="Normal" xlink:type="simple"/>
    <meta:editing-cycles>1</meta:editing-cycles>
    <meta:editing-duration>PT16260S</meta:editing-duration>
    <meta:document-statistic meta:page-count="2" meta:paragraph-count="6" meta:word-count="524" meta:character-count="3404" meta:row-count="24" meta:non-whitespace-character-count="2886"/>
  </office:meta>
</office:document-meta>
</file>